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7638" officeooo:paragraph-rsid="00037638"/>
    </style:style>
    <style:style style:name="P2" style:family="paragraph" style:parent-style-name="Standard">
      <style:paragraph-properties fo:text-align="center" style:justify-single-word="false"/>
      <style:text-properties officeooo:rsid="00037638" officeooo:paragraph-rsid="00037638"/>
    </style:style>
    <style:style style:name="P3" style:family="paragraph" style:parent-style-name="Standard">
      <style:text-properties fo:font-weight="bold" officeooo:rsid="00037638" officeooo:paragraph-rsid="00037638" style:font-weight-asian="bold" style:font-weight-complex="bold"/>
    </style:style>
    <style:style style:name="P4" style:family="paragraph" style:parent-style-name="Standard">
      <style:paragraph-properties fo:text-align="center" style:justify-single-word="false"/>
      <style:text-properties fo:font-weight="bold" officeooo:rsid="00037638" officeooo:paragraph-rsid="00037638" style:font-weight-asian="bold" style:font-weight-complex="bold"/>
    </style:style>
    <style:style style:name="P5" style:family="paragraph" style:parent-style-name="Standard">
      <style:text-properties officeooo:rsid="00045717" officeooo:paragraph-rsid="00045717"/>
    </style:style>
    <style:style style:name="P6" style:family="paragraph" style:parent-style-name="Standard">
      <style:text-properties fo:font-weight="bold" officeooo:rsid="00037638" officeooo:paragraph-rsid="00037638"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rs Thi H Nguyen</text:p>
      <text:p text:style-name="P1">21 Fox House, Maysoule Road</text:p>
      <text:p text:style-name="P1">London</text:p>
      <text:p text:style-name="P1">SW11 2BX</text:p>
      <text:p text:style-name="P1"/>
      <text:p text:style-name="P1"/>
      <text:p text:style-name="P1">Date: 14/05/2018</text:p>
      <text:p text:style-name="P1"/>
      <text:p text:style-name="P3">Wandsworth Council</text:p>
      <text:p text:style-name="P1">Benefits Serivce</text:p>
      <text:p text:style-name="P1">P.O. Box 500</text:p>
      <text:p text:style-name="P1">London SW18 2PN</text:p>
      <text:p text:style-name="P1"/>
      <text:p text:style-name="P1"/>
      <text:p text:style-name="P4">Housing and Council Tax Benefits/Reduction</text:p>
      <text:p text:style-name="P4">Further Information Required</text:p>
      <text:p text:style-name="P2">Ref: 334485</text:p>
      <text:p text:style-name="P2"/>
      <text:p text:style-name="P1"/>
      <text:p text:style-name="P1">Dear sir/madam,</text:p>
      <text:p text:style-name="P5"/>
      <text:p text:style-name="P5">With regards to the letter dated 02/05/2018, titled as above, I’m sending you copies of three last payslips which has been downloaded from the Orridge’s portal website, the website of the company Mr. Hoang Duy Tran (my son) is working for, showing the dates and job number he had attended and paid for. </text:p>
      <text:p text:style-name="P5"/>
      <text:p text:style-name="P5">Mr. Hoang Duy Tran is also writing to Orridge’s Personnel, asking for the confirmation of dates that he ceased to work. The information required should be sent to you directly from Orridge in a very soon future date.</text:p>
      <text:p text:style-name="P5"/>
      <text:p text:style-name="P5"/>
      <text:p text:style-name="P5">Regards,</text:p>
      <text:p text:style-name="P5"/>
      <text:p text:style-name="P5"/>
      <text:p text:style-name="P5"/>
      <text:p text:style-name="P5"/>
      <text:p text:style-name="P5"/>
      <text:p text:style-name="P5">Thi Hau Nguyen</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3:42:20.445199776</meta:creation-date>
    <dc:date>2018-06-11T12:23:57.486170439</dc:date>
    <meta:editing-duration>PT15M23S</meta:editing-duration>
    <meta:editing-cycles>3</meta:editing-cycles>
    <meta:generator>LibreOffice/6.0.4.2$Linux_X86_64 LibreOffice_project/00$Build-2</meta:generator>
    <meta:document-statistic meta:table-count="0" meta:image-count="0" meta:object-count="0" meta:page-count="1" meta:paragraph-count="17" meta:word-count="131" meta:character-count="771" meta:non-whitespace-character-count="656"/>
  </office:meta>
</office:document-meta>
</file>